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sponseImpl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tExpectedHeader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tBufferSize( in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Status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ExpectedSetStatusCalls( int call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addDateHeader( java . lang . String arg1 , long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Status( int arg1 , String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encodeRedirectURL(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addIntHeader( java . lang . String arg1 , in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OutputStream( ServletOutputStreamImpl sos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getOutputStreamCo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encodeUrl(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tExpectedRedirect( String a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containsHeader(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res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addHeader( java . lang . String arg1 , java . lang . String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rvletRespons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tDateHeader( String arg1 , long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tExpectedError( int anErrorCode , String anErr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flush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addCookie( javax . servlet . http . Cooki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Expected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ContentLength( in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encodeRedirectUrl(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tupOutputStream( ServletOutputStream an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CharacterEncoding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ndError( int anErrorCode , String anErr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IntHeader( String arg1 , in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ExpectedError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encodeURL(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rvletResponseImpl( ServletContextImpl sc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tExpectedError( int an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Locale( java . util . Loca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tHeader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sendRedirect( String a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Impl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Impl.sendError( int an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